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1">
            <text:p>11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12-08_03-37-47_000.jpg</text:p>
          </table:table-cell>
          <table:table-cell table:style-name="ce27" office:value-type="string">
            <text:p>:m :PHOTO 寝た時刻 / 2022 / オナニー、了、duration=2時間ぐらい,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:PHOTO 寝た時刻 / 2022 / オナニー、了、duration=2時間ぐらい,other=~">
            <text:p>:m :PHOTO 寝た時刻 / 2022 / オナニー、了、duration=2時間ぐらい,other=~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2-12-08_09-40-07_000.jpg</text:p>
          </table:table-cell>
          <table:table-cell table:style-name="ce27" office:value-type="string">
            <text:p>:m :PHOTO 起きた時刻 / 2022</text:p>
          </table:table-cell>
          <table:table-cell table:style-name="ce28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起きた時刻 / 2022">
            <text:p>:m :PHOTO 起き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2-12-08_09-40-20_000.jpg</text:p>
          </table:table-cell>
          <table:table-cell table:style-name="ce20" office:value-type="string">
            <text:p>:m 記録 / お酒：飲んだ量</text:p>
          </table:table-cell>
          <table:table-cell table:style-name="ce28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記録 / お酒：飲んだ量">
            <text:p>:m 記録 / お酒：飲んだ量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12-08_09-51-20_000.jpg</text:p>
          </table:table-cell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 office:value-type="string">
            <text:p>2022-12-08_13-02-33_000.jpg</text:p>
          </table:table-cell>
          <table:table-cell table:style-name="ce20" office:value-type="string">
            <text:p>:m RES 1*1 / free# JVEMV6 83#_54:1 / 83. chemistry / topics=グリーン化学,w=次亜塩素酸,s=~,i=~,other=memo+:水素と酸素の間の距離：次亜塩素酸分子の中で,next=~,doc=r-2-1~1.2:f-1.10#R.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RES 1*1 / free# JVEMV6 83#_54:1 / 83. chemistry / topics=グリーン化学,w=次亜塩素酸,s=~,i=~,other=memo+:水素と酸素の間の距離：次亜塩素酸分子の中で,next=~,doc=r-2-1~1.2:f-1.10#R.">
            <text:p>:m RES 1*1 / free# JVEMV6 83#_54:1 / 83. chemistry / topics=グリーン化学,w=次亜塩素酸,s=~,i=~,other=memo+:水素と酸素の間の距離：次亜塩素酸分子の中で,next=~,doc=r-2-1~1.2:f-1.10#R.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 office:value-type="string">
            <text:p>2022-12-08_13-46-47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8" office:value-type="string">
            <text:p>2022-12-08_14-56-55_000.jpg</text:p>
          </table:table-cell>
          <table:table-cell table:style-name="ce27" office:value-type="string">
            <text:p>:m :篠笛,shinobue #*# / session-memo:session-1 / 1#1 / p.1-&lt;1&gt;:genre=melody,for=思いつき,session=hour-15~,musescore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:篠笛,shinobue #*# / session-memo:session-1 / 1#1 / p.1-&lt;1&gt;:genre=melody,for=思いつき,session=hour-15~,musescore=~">
            <text:p>:m :篠笛,shinobue #*# / session-memo:session-1 / 1#1 / p.1-&lt;1&gt;:genre=melody,for=思いつき,session=hour-15~,musescore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2-12-08_16-39-26_000.jpg</text:p>
          </table:table-cell>
          <table:table-cell table:style-name="ce27" office:value-type="string">
            <text:p>:m 1*2 RES / free / res-id=IU70 / theme= / genre=math,content=２つの円：２つの接点を通る線：２つの中心を通る線との交点：接点との距離 / session-number=~ / doc=~,other=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1*2 RES / free / res-id=IU70 / theme= / genre=math,content=２つの円：２つの接点を通る線：２つの中心を通る線との交点：接点との距離 / session-number=~ / doc=~,other=~">
            <text:p>:m 1*2 RES / free / res-id=IU70 / theme= / genre=math,content=２つの円：２つの接点を通る線：２つの中心を通る線との交点：接点との距離 / session-number=~ / doc=~,other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 office:value-type="string">
            <text:p>2022-12-08_16-39-47_000.jpg</text:p>
          </table:table-cell>
          <table:table-cell table:style-name="ce27" office:value-type="string">
            <text:p>:m 2*2 RES / free / res-id=IU70 / theme= / genre=math,content=２つの円：２つの接点を通る線：２つの中心を通る線との交点：接点との距離 / session-number=~ / doc=~,other=conc+:２つの中心同士の距離と、２番目の円の半径との、大小関係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2-12-08_19-07-20_000.jpg</text:p>
          </table:table-cell>
          <table:table-cell table:style-name="ce27" office:value-type="string">
            <text:p>:m :篠笛,shinobue 1-4*5 / session-memo:session-1 / 1#1 / p.1-&lt;1&gt;:genre=melody,for=~,session=hour-19,musescore=~</text:p>
          </table:table-cell>
          <table:table-cell table:style-name="ce20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m :篠笛,shinobue 1-4*5 / session-memo:session-1 / 1#1 / p.1-&lt;1&gt;:genre=melody,for=~,session=hour-19,musescore=~">
            <text:p>:m :篠笛,shinobue 1-4*5 / session-memo:session-1 / 1#1 / p.1-&lt;1&gt;:genre=melody,for=~,session=hour-19,musescore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17" office:value-type="string">
            <text:p>2022-12-08_19-08-06_000.jpg</text:p>
          </table:table-cell>
          <table:table-cell table:style-name="ce27" office:value-type="string">
            <text:p>:m :篠笛,shinobue 5*5 / session-memo:session-1 / 1#1 / p.1-&lt;1&gt;:genre=melody,for=~,session=hour-19,musescore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2]=&quot;&quot;;[.C12];CONCATENATE([.C12];&quot; / &quot;;[.E12]))" office:value-type="string" office:string-value=":m :篠笛,shinobue 5*5 / session-memo:session-1 / 1#1 / p.1-&lt;1&gt;:genre=melody,for=~,session=hour-19,musescore=~">
            <text:p>:m :篠笛,shinobue 5*5 / session-memo:session-1 / 1#1 / p.1-&lt;1&gt;:genre=melody,for=~,session=hour-19,musescore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46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/ 盛り付け方、様子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/ daylog メモ / partial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1">
            <text:p>11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7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9">2022/12/09</text:date>, <text:time>12:30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2-09T12:30:06.42</dc:date>
    <dc:creator>iwabuchi ken</dc:creator>
    <meta:editing-duration>P51DT17H25M34S</meta:editing-duration>
    <meta:editing-cycles>16662</meta:editing-cycles>
    <meta:document-statistic meta:table-count="2" meta:cell-count="920" meta:object-count="0"/>
    <meta:user-defined meta:name="qrichtext">1</meta:user-defined>
  </office:meta>
</office:document-meta>
</file>